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20pt" fo:font-weight="bold" officeooo:rsid="000f6e88" officeooo:paragraph-rsid="000f6e88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color="#ff0000" loext:opacity="100%" style:font-name="Liberation Mono" fo:font-size="20pt" fo:font-weight="bold" officeooo:rsid="000f6e88" officeooo:paragraph-rsid="000f6e88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0f6e8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102a8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11fcc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055fe" officeooo:paragraph-rsid="001055f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1fcc5" officeooo:paragraph-rsid="0011fcc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38a49" officeooo:paragraph-rsid="00138a4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38a49" officeooo:paragraph-rsid="00150b9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50b9f" officeooo:paragraph-rsid="00150b9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color="#00a933" loext:opacity="100%" style:font-name="Liberation Mono" fo:font-size="13pt" fo:font-weight="bold" officeooo:rsid="00150b9f" officeooo:paragraph-rsid="00150b9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/>
      <style:text-properties fo:color="#00a933" loext:opacity="100%" style:font-name="Liberation Mono" fo:font-size="13pt" fo:font-weight="normal" officeooo:rsid="00150b9f" officeooo:paragraph-rsid="00150b9f" style:font-size-asian="13pt" style:font-weight-asian="normal" style:font-size-complex="13pt" style:font-weight-complex="normal"/>
    </style:style>
    <style:style style:name="T1" style:family="text">
      <style:text-properties fo:color="#55308d" loext:opacity="100%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02a84"/>
    </style:style>
    <style:style style:name="T4" style:family="text">
      <style:text-properties officeooo:rsid="0011fcc5"/>
    </style:style>
    <style:style style:name="T5" style:family="text">
      <style:text-properties officeooo:rsid="00150b9f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 To End Deployment of ML Project </text:p>
      <text:p text:style-name="P1"/>
      <text:p text:style-name="P2"><text:span text:style-name="T1">First thing first, create a folder name mlprojects in local. Next, create a repository in GitHub by the same name [mlprojects]. </text:span><text:span text:style-name="T2"><text:s/></text:span><text:s/></text:p>
      <text:p text:style-name="P3">Now, open Anaconda prompt and write:: cd local folder path.</text:p>
      <text:p text:style-name="P4">In the next line, write:: <text:span text:style-name="T3">code[space][dot] as in code .</text:span> <text:span text:style-name="T3">You write this to open the folder in VS Code.</text:span></text:p>
      <text:p text:style-name="P4"/>
      <text:p text:style-name="P5"><text:span text:style-name="T3">So, by now, GitHub repo is created and VS Code is open. </text:span></text:p>
      <text:p text:style-name="P5"/>
      <text:p text:style-name="P5"><text:span text:style-name="T3">Next, open the terminal in VS Code and create a conda environment and activate it. Do it this way:</text:span></text:p>
      <text:p text:style-name="P4"/>
      <text:p text:style-name="P4">conda create -p venv python==3.8 -y</text:p>
      <text:p text:style-name="P4">conda activate venv/</text:p>
      <text:p text:style-name="P6"/>
      <text:p text:style-name="P6">Now, in VS Code, create a SRC [Source] folder and inside the folder create a __init__.py file.</text:p>
      <text:p text:style-name="P6">Next, in GitHub, click on create file create a .gitignore file and choose option language as Python, then commit change with a commit change name. To reflect the same, write n the VS Code terminal: git pull</text:p>
      <text:p text:style-name="P6"/>
      <text:p text:style-name="P7">Create a README.md file in VS code and run the following code in VS Code terminal to sync with the GitHub and the same is reflected in GitHub when it is refreshed.</text:p>
      <text:p text:style-name="P7"/>
      <text:p text:style-name="P7"><text:soft-page-break/></text:p>
      <text:p text:style-name="P6"/>
      <text:p text:style-name="P5"><text:span text:style-name="T3">So, by now, GitHub repo is created, VS Code is open, </text:span><text:span text:style-name="T4">README,.gitignore, SRC folder, and -e. are all created. </text:span></text:p>
      <text:p text:style-name="P7">git add README.md</text:p>
      <text:p text:style-name="P7">git commit -m "First Commit"</text:p>
      <text:p text:style-name="P8">git status</text:p>
      <text:p text:style-name="P7">git branch -M main</text:p>
      <text:p text:style-name="P7">git remote add origin <text:a xlink:type="simple" xlink:href="https://github.com/arijit517/mlprojects.git" text:style-name="Internet_20_link" text:visited-style-name="Visited_20_Internet_20_Link">https://github.com/arijit517/mlprojects.git</text:a></text:p>
      <text:p text:style-name="P8">git remote -v</text:p>
      <text:p text:style-name="P8">git push -u origin main</text:p>
      <text:p text:style-name="P8">Next, create requirements.txt file under venv in VS Code and write pandas, numpy, seaborn, and -e .</text:p>
      <text:p text:style-name="P9">Save the file. Also, create a setup.py file in VS Code and save it.<text:span text:style-name="T5"> Now you can install setup.py file or install requirements.txt file where Interestingly, -e . is used to trigger setup.py file. After installing requirements.txt fie you will no longer see e . And you will see mlprojects.egg-info file in VS Code editor.</text:span></text:p>
      <text:p text:style-name="P10">Next, on VS Code terminal write:</text:p>
      <text:p text:style-name="P10">git commit -m "setup"</text:p>
      <text:p text:style-name="P10">git push -u origin main</text:p>
      <text:p text:style-name="P10">And refresh the GitHub so that setup.py is reflected.</text:p>
      <text:p text:style-name="P10">Now, code inside setup.py file is :: </text:p>
      <text:p text:style-name="P10"/>
      <text:p text:style-name="P10"/>
      <text:p text:style-name="P10"/>
      <text:p text:style-name="P10"><text:soft-page-break/></text:p>
      <text:p text:style-name="P11">from setuptools import find_packages,setup</text:p>
      <text:p text:style-name="P11">from typing import List</text:p>
      <text:p text:style-name="P11"/>
      <text:p text:style-name="P11">HYPEN_E_DOT='-e .'</text:p>
      <text:p text:style-name="P11">def get_requirements(file_path:str)-&gt;List[str]:</text:p>
      <text:p text:style-name="P11"><text:s text:c="4"/>'''</text:p>
      <text:p text:style-name="P11"><text:s text:c="4"/>this function will return the list of requirements</text:p>
      <text:p text:style-name="P11"><text:s text:c="4"/>'''</text:p>
      <text:p text:style-name="P11"><text:s text:c="4"/>requirements=[]</text:p>
      <text:p text:style-name="P11"><text:s text:c="4"/>with open(file_path) as file_obj:</text:p>
      <text:p text:style-name="P11"><text:s text:c="8"/>requirements=file_obj.readlines()</text:p>
      <text:p text:style-name="P12"><text:span text:style-name="T6"><text:s text:c="8"/>requirements=[req.replace("\n","") for req in</text:span> <text:span text:style-name="T6">requirements]</text:span></text:p>
      <text:p text:style-name="P11"/>
      <text:p text:style-name="P11"><text:s text:c="8"/>if HYPEN_E_DOT in requirements:</text:p>
      <text:p text:style-name="P11"><text:s text:c="12"/>requirements.remove(HYPEN_E_DOT)</text:p>
      <text:p text:style-name="P11"><text:s text:c="4"/></text:p>
      <text:p text:style-name="P11"><text:s text:c="4"/>return requirements</text:p>
      <text:p text:style-name="P11"/>
      <text:p text:style-name="P11">setup(</text:p>
      <text:p text:style-name="P11">name='mlproject',</text:p>
      <text:p text:style-name="P11">version='0.0.1',</text:p>
      <text:p text:style-name="P11">author='Krish',</text:p>
      <text:p text:style-name="P11">author_email='krishnaik06@gmail.com',</text:p>
      <text:p text:style-name="P11">packages=find_packages(),</text:p>
      <text:p text:style-name="P11">install_requires=get_requirements('requirements.txt')</text:p>
      <text:p text:style-name="P11"/>
      <text:p text:style-name="P11">)</text:p>
      <text:p text:style-name="P11"/>
      <text:p text:style-name="P11"><text:soft-page-break/></text:p>
      <text:p text:style-name="P10">So, again, Readme.md file, requirements.txt, venv, SRC,__init__.py, .gitignore, setup.py file, mlprojects.egg-info are all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2:21:40.739000000</meta:creation-date>
    <dc:date>2025-04-07T16:20:39.800000000</dc:date>
    <meta:editing-duration>PT12H53M18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50" meta:word-count="395" meta:character-count="2639" meta:non-whitespace-character-count="2222"/>
  </office:meta>
</office:document-meta>
</file>